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margin-left="0.4925in" fo:margin-right="0in" fo:line-height="100%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.4925in" fo:margin-right="0in" fo:line-height="100%" fo:text-indent="0in" style:auto-text-indent="false"/>
    </style:style>
    <style:style style:name="P9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left="0.4925in" fo:margin-right="0in" fo:line-height="100%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00%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line-height="100%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loext:contextual-spacing="false" fo:margin-left="0.4925in" fo:margin-right="0in" fo:margin-top="0in" fo:margin-bottom="0in" fo:line-height="100%" fo:text-indent="0in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4925in" fo:margin-right="0in" fo:line-height="100%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.4925in" fo:margin-right="0in" fo:line-height="100%" fo:text-indent="0in" style:auto-text-indent="false"/>
    </style:style>
    <style:style style:name="P17" style:family="paragraph" style:parent-style-name="Standard" style:list-style-name="L3">
      <style:paragraph-properties fo:margin-top="0in" fo:margin-bottom="0in" fo:line-height="100%"/>
    </style:style>
    <style:style style:name="P18" style:family="paragraph" style:parent-style-name="Standard" style:list-style-name="L3">
      <style:paragraph-properties loext:contextual-spacing="false" fo:margin-top="0in" fo:margin-bottom="0in" fo:line-height="100%"/>
    </style:style>
    <style:style style:name="P19" style:family="paragraph" style:parent-style-name="Standard" style:list-style-name="L3">
      <style:paragraph-properties loext:contextual-spacing="false" fo:margin-top="0in" fo:margin-bottom="0in" fo:line-height="100%"/>
    </style:style>
    <style:style style:name="P20" style:family="paragraph" style:parent-style-name="Standard">
      <style:paragraph-properties fo:margin-left="0in" fo:margin-right="0in" fo:line-height="100%" fo:text-indent="0in" style:auto-text-indent="fals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thew Comee</text:p>
      <text:p text:style-name="P6">Full Stack Web Developer</text:p>
      <text:p text:style-name="P6"/>
      <text:p text:style-name="P1">Palmdale, CA 93550 <text:s text:c="93"/><text:a xlink:type="simple" xlink:href="mailto:mcomee87@gmail.com" text:style-name="Internet_20_link" text:visited-style-name="Visited_20_Internet_20_Link">mcomee87@gmail.com</text:a></text:p>
      <text:p text:style-name="P1">(661) 317-7042 <text:s text:c="101"/><text:a xlink:type="simple" xlink:href="http://inspiredwebdesign.net/" text:style-name="Internet_20_link" text:visited-style-name="Visited_20_Internet_20_Link">InspiredWebDesign.net</text:a></text:p>
      <text:p text:style-name="P1"><text:s text:c="127"/><text:a xlink:type="simple" xlink:href="http://github.com/MComee87" text:style-name="Internet_20_link" text:visited-style-name="Visited_20_Internet_20_Link">github.com/MComee87</text:a></text:p>
      <text:p text:style-name="P1"/>
      <text:p text:style-name="P4">Objective Statement</text:p>
      <text:p text:style-name="P9">Experienced Full Stack Web Developer committed to maintaining cutting</text:p>
      <text:p text:style-name="P9">edge technical skills and up-to-date industry knowledge.</text:p>
      <text:p text:style-name="P2"/>
      <text:p text:style-name="P1"><text:span text:style-name="T1">Technical </text:span><text:span text:style-name="T1">Skills</text:span></text:p>
      <text:p text:style-name="P9">Languages: Python, SQL, HTML<text:span text:style-name="T2"> </text:span><text:span text:style-name="T3">5, CSS 3, <text:s/>JavaScript.</text:span> <text:s text:c="42"/></text:p>
      <text:p text:style-name="P8">Frameworks/Libraries: jQuery, Bootstrap, Knockout.js (MVVM), Jinja2, Flask, SqlAlchemy.</text:p>
      <text:p text:style-name="P10">Other: Git/GitHub, Section 508 accessibility testing and compliance.</text:p>
      <text:p text:style-name="P10"/>
      <text:p text:style-name="P3">Project Experience</text:p>
      <text:p text:style-name="P8"><text:a xlink:type="simple" xlink:href="https://www.antelopevalley.com/" text:style-name="Internet_20_link" text:visited-style-name="Visited_20_Internet_20_Link">AntelopeValley.com</text:a></text:p>
      <text:list xml:id="list1472610571990012092" text:style-name="L1">
        <text:list-item>
          <text:p text:style-name="P11"><text:s text:c="2"/>An informational web site for the Antelope Valley.</text:p>
        </text:list-item>
        <text:list-item>
          <text:p text:style-name="P11"><text:s text:c="2"/>Features Community, Things To Do, In The Know, Business, <text:s/>Autos, Real Estate and Weather sections.</text:p>
        </text:list-item>
      </text:list>
      <text:p text:style-name="P8"><text:a xlink:type="simple" xlink:href="https://www.azsummitlaw.edu/" text:style-name="Internet_20_link" text:visited-style-name="Visited_20_Internet_20_Link"><text:span text:style-name="T8"><text:s/>Arizona Summit Law School</text:span></text:a></text:p>
      <text:list xml:id="list4277944234032564159" text:style-name="L2">
        <text:list-item>
          <text:p text:style-name="P13"><text:s text:c="2"/>An information and resource web site for an ABA accredited law school.</text:p>
        </text:list-item>
        <text:list-item>
          <text:p text:style-name="P13"><text:s text:c="2"/>Federal 508 <text:s/>accessibility testing and compliance on full web site.</text:p>
        </text:list-item>
      </text:list>
      <text:p text:style-name="P12"><text:s text:c="12"/><text:span text:style-name="T10">More projects and details available upon request.</text:span></text:p>
      <text:p text:style-name="P10"/>
      <text:p text:style-name="P3">Work Experience</text:p>
      <text:p text:style-name="P7">Full Stack Web Developer</text:p>
      <text:p text:style-name="P7">Inspired Web Design</text:p>
      <text:p text:style-name="P14">April 2016 - Current</text:p>
      <text:list xml:id="list5029944406920606145" text:style-name="L3">
        <text:list-item>
          <text:p text:style-name="P18"><text:s text:c="2"/>Design, build or maintain web sites, using authoring or scripting languages, content creation tools, management tools, and digital media.</text:p>
        </text:list-item>
        <text:list-item>
          <text:p text:style-name="P18"><text:s text:c="2"/>Evaluate code to ensure that it is valid, is properly structured, meet industry</text:p>
          <text:p text:style-name="P18">standards and is compatible with browsers, devices, or operating systems.</text:p>
        </text:list-item>
        <text:list-item>
          <text:p text:style-name="P18"><text:s text:c="2"/>Develop databases that support web applications and websites.</text:p>
        </text:list-item>
        <text:list-item>
          <text:p text:style-name="P18"><text:s text:c="2"/>Install and configure hypertext transfer protocol (HTTP) servers and Associated</text:p>
          <text:p text:style-name="P17">operating systems.</text:p>
        </text:list-item>
      </text:list>
      <text:p text:style-name="P20"><text:s text:c="11"/><text:span text:style-name="T4">Level 1 Full Stack Web Developer</text:span></text:p>
      <text:p text:style-name="P7">A.V. Web Designs</text:p>
      <text:p text:style-name="P14">June 2017 – August 2017</text:p>
      <text:list xml:id="list40310304" text:continue-numbering="true" text:style-name="L3">
        <text:list-item>
          <text:p text:style-name="P18"><text:s text:c="2"/>Write the <text:s/>code for <text:s/>websites to match PSD mock ups.</text:p>
        </text:list-item>
        <text:list-item>
          <text:p text:style-name="P18"><text:s text:c="2"/>Complete updates and maintain web sites for clients. </text:p>
        </text:list-item>
        <text:list-item>
          <text:p text:style-name="P18"><text:s text:c="2"/>Create new content, media and articles for websites.</text:p>
        </text:list-item>
        <text:list-item>
          <text:p text:style-name="P18"><text:s text:c="2"/>Beta test and debug web sites.</text:p>
        </text:list-item>
      </text:list>
      <text:p text:style-name="P1"/>
      <text:p text:style-name="P3">Education</text:p>
      <text:p text:style-name="P8">Nanodegree - Full Stack Web Development</text:p>
      <text:p text:style-name="P8">Udacity</text:p>
      <text:p text:style-name="P8">September 2016 – Cur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.25in" fo:margin-left="0.7902in" fo:margin-right="0.7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4T16:53:26.134057359</meta:creation-date>
    <dc:date>2017-10-24T20:11:57.20</dc:date>
    <meta:editing-duration>PT1H5M36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41" meta:word-count="264" meta:character-count="2178"/>
    <dc:creator>Matthew Comee</dc:creator>
  </office:meta>
</office:document-meta>
</file>